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81cm"/>
    </style:style>
    <style:style style:name="co3" style:family="table-column">
      <style:table-column-properties fo:break-before="auto" style:column-width="8.047cm"/>
    </style:style>
    <style:style style:name="co4" style:family="table-column">
      <style:table-column-properties fo:break-before="auto" style:column-width="3.039cm"/>
    </style:style>
    <style:style style:name="co5" style:family="table-column">
      <style:table-column-properties fo:break-before="auto" style:column-width="3.477cm"/>
    </style:style>
    <style:style style:name="ro1" style:family="table-row">
      <style:table-row-properties style:row-height="0.415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">
      <style:text-properties fo:color="#ff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/>
    <style:style style:name="ce5" style:family="table-cell" style:parent-style-name="Default" style:data-style-name="N5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script</text:p>
          </table:table-cell>
          <table:table-cell office:value-type="string">
            <text:p>Revision</text:p>
          </table:table-cell>
          <table:table-cell table:style-name="Default" office:value-type="string">
            <text:p>graph</text:p>
          </table:table-cell>
          <table:table-cell office:value-type="string">
            <text:p>query</text:p>
          </table:table-cell>
          <table:table-cell table:style-name="Default" office:value-type="string">
            <text:p>variants returned</text:p>
          </table:table-cell>
          <table:table-cell table:style-name="Default" office:value-type="string">
            <text:p>Runtime (ms)</text:p>
          </table:table-cell>
          <table:table-cell table:style-name="Default" office:value-type="string">
            <text:p>Runtime (min)</text:p>
          </table:table-cell>
          <table:table-cell office:value-type="string">
            <text:p>Memory</text:p>
          </table:table-cell>
          <table:table-cell office:value-type="string">
            <text:p>Remarks</text:p>
          </table:table-cell>
        </table:table-row>
        <table:table-row table:style-name="ro2">
          <table:table-cell/>
          <table:table-cell office:value-type="string">
            <text:p>test.nz.ac.massey.cs.guery.benchmark.RunBenchmarkTest4BF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cd</text:p>
          </table:table-cell>
          <table:table-cell office:value-type="float" office:value="611566">
            <text:p>611,566</text:p>
          </table:table-cell>
          <table:table-cell office:value-type="float" office:value="1159949">
            <text:p>1,159,949</text:p>
          </table:table-cell>
          <table:table-cell table:formula="of:=[.G2]/60000" office:value-type="float" office:value="19.3324833333333">
            <text:p>1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est.nz.ac.massey.cs.guery.benchmark.RunBenchmarkTest4CCC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cd</text:p>
          </table:table-cell>
          <table:table-cell office:value-type="float" office:value="611566">
            <text:p>611,566</text:p>
          </table:table-cell>
          <table:table-cell office:value-type="float" office:value="1011416">
            <text:p>1,011,416</text:p>
          </table:table-cell>
          <table:table-cell table:formula="of:=[.G3]/60000" office:value-type="float" office:value="16.8569333333333">
            <text:p>1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est.nz.ac.massey.cs.guery.benchmark.RunBenchmarkTest4CCC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cd</text:p>
          </table:table-cell>
          <table:table-cell table:style-name="ce3" office:value-type="float" office:value="611520">
            <text:p>611,520</text:p>
          </table:table-cell>
          <table:table-cell office:value-type="float" office:value="227136">
            <text:p>227,136</text:p>
          </table:table-cell>
          <table:table-cell table:formula="of:=[.G4]/60000" office:value-type="float" office:value="3.7856">
            <text:p>4</text:p>
          </table:table-cell>
          <table:table-cell office:value-type="float" office:value="136.8">
            <text:p>136.8</text:p>
          </table:table-cell>
          <table:table-cell office:value-type="string">
            <text:p>explicit log4j config – set log level to warning, use counter instead of collector</text:p>
          </table:table-cell>
        </table:table-row>
        <table:table-row table:style-name="ro2">
          <table:table-cell/>
          <table:table-cell office:value-type="string">
            <text:p>test.nz.ac.massey.cs.guery.benchmark.RunBenchmarkTest4CCC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cd</text:p>
          </table:table-cell>
          <table:table-cell office:value-type="float" office:value="611566">
            <text:p>611,566</text:p>
          </table:table-cell>
          <table:table-cell office:value-type="float" office:value="250892">
            <text:p>250,892</text:p>
          </table:table-cell>
          <table:table-cell table:formula="of:=[.G5]/60000" office:value-type="float" office:value="4.18153333333333">
            <text:p>4</text:p>
          </table:table-cell>
          <table:table-cell office:value-type="float" office:value="136.8">
            <text:p>136.8</text:p>
          </table:table-cell>
          <table:table-cell office:value-type="string">
            <text:p>Bugfix – synchronized counter!! </text:p>
          </table:table-cell>
        </table:table-row>
        <table:table-row table:style-name="ro2">
          <table:table-cell/>
          <table:table-cell office:value-type="string">
            <text:p>test.nz.ac.massey.cs.guery.benchmark.RunBenchmarkTest4BF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cd</text:p>
          </table:table-cell>
          <table:table-cell office:value-type="float" office:value="611566">
            <text:p>611,566</text:p>
          </table:table-cell>
          <table:table-cell office:value-type="float" office:value="287041">
            <text:p>287,041</text:p>
          </table:table-cell>
          <table:table-cell table:formula="of:=[.G6]/60000" office:value-type="float" office:value="4.78401666666667">
            <text:p>5</text:p>
          </table:table-cell>
          <table:table-cell office:value-type="float" office:value="124.3">
            <text:p>124.3</text:p>
          </table:table-cell>
          <table:table-cell/>
        </table:table-row>
        <table:table-row table:style-name="ro2">
          <table:table-cell/>
          <table:table-cell office:value-type="string">
            <text:p>test.nz.ac.massey.cs.guery.benchmark.RunBenchmarkTest4BF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stk</text:p>
          </table:table-cell>
          <table:table-cell office:value-type="float" office:value="1493">
            <text:p>1,493</text:p>
          </table:table-cell>
          <table:table-cell office:value-type="float" office:value="7061">
            <text:p>7,061</text:p>
          </table:table-cell>
          <table:table-cell table:formula="of:=[.G7]/60000" office:value-type="float" office:value="0.117683333333333">
            <text:p>0</text:p>
          </table:table-cell>
          <table:table-cell office:value-type="float" office:value="122">
            <text:p>122</text:p>
          </table:table-cell>
          <table:table-cell/>
        </table:table-row>
        <table:table-row table:style-name="ro2">
          <table:table-cell/>
          <table:table-cell office:value-type="string">
            <text:p>test.nz.ac.massey.cs.guery.benchmark.RunBenchmarkTest4CCC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stk</text:p>
          </table:table-cell>
          <table:table-cell table:style-name="ce4" office:value-type="float" office:value="1493">
            <text:p>1,493</text:p>
          </table:table-cell>
          <table:table-cell table:style-name="ce4" office:value-type="float" office:value="5926">
            <text:p>5,926</text:p>
          </table:table-cell>
          <table:table-cell table:formula="of:=[.G8]/60000" office:value-type="float" office:value="0.0987666666666667">
            <text:p>0</text:p>
          </table:table-cell>
          <table:table-cell office:value-type="float" office:value="137">
            <text:p>137</text:p>
          </table:table-cell>
          <table:table-cell/>
        </table:table-row>
        <table:table-row table:style-name="ro2">
          <table:table-cell/>
          <table:table-cell office:value-type="string">
            <text:p>test.nz.ac.massey.cs.guery.benchmark.RunBenchmarkTest4CCCPathFinder</text:p>
          </table:table-cell>
          <table:table-cell/>
          <table:table-cell office:value-type="string">
            <text:p>Azureus3.0.3.4.jar.graphml</text:p>
          </table:table-cell>
          <table:table-cell office:value-type="string">
            <text:p>cd</text:p>
          </table:table-cell>
          <table:table-cell office:value-type="float" office:value="611566">
            <text:p>611,566</text:p>
          </table:table-cell>
          <table:table-cell office:value-type="float" office:value="242339">
            <text:p>242,339</text:p>
          </table:table-cell>
          <table:table-cell table:formula="of:=[.G9]/60000" office:value-type="float" office:value="4.03898333333333">
            <text:p>4</text:p>
          </table:table-cell>
          <table:table-cell office:value-type="string">
            <text:p>n/a</text:p>
          </table:table-cell>
          <table:table-cell office:value-type="string">
            <text:p>updated to mvel2.2.1b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ce4" table:number-columns-repeated="2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5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0">20/06/2011</text:date>, <text:time>16:1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ns Dietrich</meta:initial-creator>
    <meta:creation-date>2011-06-20T14:34:41</meta:creation-date>
    <dc:date>2011-06-20T16:13:15</dc:date>
    <dc:creator>Jens Dietrich</dc:creator>
    <meta:editing-duration>PT01H21M06S</meta:editing-duration>
    <meta:editing-cycles>9</meta:editing-cycles>
    <meta:generator>OpenOffice.org/3.2$Unix OpenOffice.org_project/320m18$Build-9502</meta:generator>
    <meta:document-statistic meta:table-count="3" meta:cell-count="66" meta:object-count="0"/>
  </office:meta>
</office:document-meta>
</file>